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ilterList.addFilter( String filter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DFFilterList.ensureFilterInPlace( PDFFilter pdf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FilterList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ilterList.addDefaultFilters( Map filters , String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DFFilterList.setDisableAllFilter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ilterList.applyFilters( OutputStream 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FilterList.buildFilterDictEntr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FilterList.putFilterDictEntries( PDFDictionary di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FilterList.isDisableAll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ilterList.buildDecodeParms( List par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DFFilterList.putFilterEntries( PDFDictionary dict , List 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FilterList.PDFFilterList( boolean ignoreASCII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ilterList.buildFilterEntries( List 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DFFilterList.addFilter( PDF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FilterList.putDecodeParams( PDFDictionary dict , List par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DFFilterList.populateNamesAndParms( List names , List par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DFFilterList.PDFFilt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